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charset="x-symbol"/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50%" draw:textarea-horizontal-align="justify" draw:textarea-vertical-align="middle" draw:auto-grow-height="false" draw:shadow-opacity="50%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style:font-name="Symbol" fo:font-size="22pt" style:font-name-asian="Symbol" style:font-size-asian="22pt" style:font-name-complex="Symbol" style:font-size-complex="22pt"/>
    </style:style>
    <style:style style:name="T3" style:family="text">
      <style:text-properties style:font-name="Liberation Sans" fo:font-size="22pt" style:font-name-asian="Liberation Sans1" style:font-size-asian="22pt" style:font-name-complex="Liberation Sans1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34cm" svg:height="4.49cm" svg:x="2.284cm" svg:y="3.768cm">
          <text:p text:style-name="P1"><text:span text:style-name="T1">X <text:s text:c="8"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7.559cm" svg:height="4.49cm" svg:x="5.885cm" svg:y="3.769cm">
          <text:p text:style-name="P1"><text:span text:style-name="T1"><text:s text:c="11"/></text:span><text:span text:style-name="T1">Y <text:s text:c="3"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546cm" svg:height="1.263cm" svg:x="6.11cm" svg:y="5.451cm">
          <draw:text-box>
            <text:p text:style-name="P3"><text:span text:style-name="T1">X </text:span><text:span text:style-name="T2">Ç</text:span><text:span text:style-name="T3"> Y</text:span></text:p>
          </draw:text-box>
        </draw:frame>
        <draw:frame draw:style-name="gr2" draw:text-style-name="P3" draw:layer="layout" svg:width="2.546cm" svg:height="1.263cm" svg:x="6.11cm" svg:y="2.152cm">
          <draw:text-box>
            <text:p text:style-name="P3"><text:span text:style-name="T1">X </text:span><text:span text:style-name="T2">È</text:span><text:span text:style-name="T3"> 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adornments="Regular" style:font-charset="x-symbol"/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02T23:16:46.331162177</meta:creation-date>
    <dc:date>2016-07-02T23:22:38.050623419</dc:date>
    <dc:creator>elucterio </dc:creator>
    <meta:editing-duration>P0D</meta:editing-duration>
    <meta:editing-cycles>1</meta:editing-cycles>
    <meta:document-statistic meta:object-count="4"/>
    <meta:generator>LibreOffice/4.2.8.2$Linux_X86_64 LibreOffice_project/420m0$Build-2</meta:generator>
  </office:meta>
</office:document-meta>
</file>